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610000007DBCFD2B1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112cm" svg:height="3.306cm" svg:x="2.5cm" svg:y="1.7cm">
          <draw:image xlink:href="Pictures/10000000000002610000007DBCFD2B1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6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6T17:02:24.441000000</meta:creation-date>
    <dc:date>2015-02-26T17:03:13.800000000</dc:date>
    <meta:editing-duration>PT49S</meta:editing-duration>
    <meta:editing-cycles>1</meta:editing-cycles>
    <meta:document-statistic meta:object-count="1"/>
    <meta:generator>LibreOffice/4.3.2.2$Windows_x86 LibreOffice_project/edfb5295ba211bd31ad47d0bad0118690f76407d</meta:generator>
  </office:meta>
</office:document-meta>
</file>